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0" style:family="paragraph" style:parent-style-name="Standard">
      <style:text-properties style:font-name="Myriad Pro" fo:font-size="16pt" fo:language="en" fo:country="ZA" fo:font-weight="normal" style:font-name-asian="Century Gothic" style:font-size-asian="14pt" style:font-weight-asian="normal" style:font-name-complex="Century Gothic" style:font-size-complex="16pt" style:font-weight-complex="normal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><text:s/></text:p>
      <text:p text:style-name="P7"/>
      <text:p text:style-name="P7"/>
      <text:p text:style-name="P8"><text:date style:data-style-name="N81" text:date-value="2014-03-12T10:41:16">12. March 2014</text:date></text:p>
      <text:p text:style-name="P7"/>
      <text:p text:style-name="P10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421cm" svg:y="0.42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2T10:41:16</dc:date>
    <meta:print-date>2011-10-04T14:25:00</meta:print-date>
    <meta:editing-cycles>14</meta:editing-cycles>
    <meta:editing-duration>PT22M44S</meta:editing-duration>
    <meta:generator>OpenOffice/4.0.1$Unix OpenOffice.org_project/401m5$Build-9714</meta:generator>
    <meta:document-statistic meta:table-count="0" meta:image-count="3" meta:object-count="0" meta:page-count="1" meta:paragraph-count="7" meta:word-count="20" meta:character-count="150"/>
    <dc:creator>George Irwin</dc:creator>
  </office:meta>
</office:document-meta>
</file>